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769" officeooo:paragraph-rsid="000c77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head&gt;&lt;/head&gt;&lt;body background="now.jpg"&gt;&lt;doctype html=""&gt;</text:p>
      <text:p text:style-name="P1"/>
      <text:p text:style-name="P1"><text:s text:c="3"/></text:p>
      <text:p text:style-name="P1"><text:s text:c="6"/>&lt;script type="text/javascript" src="jquery-1.12.3.min.js"&gt;&lt;/script&gt;</text:p>
      <text:p text:style-name="P1"><text:s text:c="6"/>&lt;script type="text/javascript" src="index.js"&gt;&lt;/script&gt;</text:p>
      <text:p text:style-name="P1"><text:s text:c="6"/>&lt;link rel="stylesheet" href="index.css"&gt;</text:p>
      <text:p text:style-name="P1"><text:s text:c="6"/>&lt;link href="bootstrap-3.3.6-dist/css/bootstrap.min.css" rel="stylesheet"&gt;</text:p>
      <text:p text:style-name="P1"><text:s text:c="6"/>&lt;link href="bootstrap-3.3.6-dist/css" type="text/html"&gt;</text:p>
      <text:p text:style-name="P1"><text:s text:c="6"/>&lt;link rel="shortcut icon" href="favicon.ico"&gt;</text:p>
      <text:p text:style-name="P1"><text:s text:c="6"/>&lt;meta charset="utf-8"&gt;</text:p>
      <text:p text:style-name="P1"><text:s text:c="6"/>&lt;meta name="description" content="Tecnólogo em Análise e Desenvolvimento de Sistemas - IFRS Rio Grande"&gt;</text:p>
      <text:p text:style-name="P1"><text:s text:c="6"/>&lt;meta name="keywords" content="TADS,tecnologo,programacao,web,ifrs,rio grande,superior"&gt;</text:p>
      <text:p text:style-name="P1"><text:s text:c="6"/>&lt;title&gt;TADS - Tecnólogo em Análise e Desenvolvimento de Sistemas&lt;/title&gt;</text:p>
      <text:p text:style-name="P1"><text:s text:c="6"/>&lt;!-- Bootstrap core CSS --&gt;</text:p>
      <text:p text:style-name="P1"><text:s text:c="6"/>&lt;link href="bootstrap-3.3.6-dist/css/bootstrap.min.css" rel="stylesheet"&gt;</text:p>
      <text:p text:style-name="P1"><text:s text:c="6"/>&lt;!-- HTML5 shim and Respond.js for IE8 support of HTML5 elements and media queries --&gt;</text:p>
      <text:p text:style-name="P1"><text:s text:c="6"/>&lt;!--[if lt IE 9]&gt;</text:p>
      <text:p text:style-name="P1"><text:s text:c="6"/>&lt;script src="https://oss.maxcdn.com/html5shiv/3.7.3/html5shiv.min.js"&gt;&lt;/script&gt;</text:p>
      <text:p text:style-name="P1"><text:s text:c="6"/>&lt;script src="https://oss.maxcdn.com/respond/1.4.2/respond.min.js"&gt;&lt;/script&gt;</text:p>
      <text:p text:style-name="P1"><text:s text:c="6"/>&lt;![endif]--&gt;</text:p>
      <text:p text:style-name="P1"><text:s text:c="6"/>&lt;!-- Custom styles for this template --&gt;</text:p>
      <text:p text:style-name="P1"><text:s text:c="3"/></text:p>
      <text:p text:style-name="P1"><text:s text:c="3"/>&lt;!-- NAVBAR</text:p>
      <text:p text:style-name="P1"><text:s text:c="6"/>================================================== --&gt;</text:p>
      <text:p text:style-name="P1"><text:s text:c="3"/></text:p>
      <text:p text:style-name="P1"><text:s text:c="6"/>&lt;div class="navbar-wrapper"&gt;</text:p>
      <text:p text:style-name="P1"><text:s text:c="6"/>&lt;div class="container marketing" style="color:black;"&gt;</text:p>
      <text:p text:style-name="P1"><text:s text:c="9"/>&lt;!-- Three columns of text below the carousel --&gt;</text:p>
      <text:p text:style-name="P1"><text:s text:c="9"/>&lt;div class="row"&gt;</text:p>
      <text:p text:style-name="P1"><text:s text:c="11"/>&lt;div class="col-lg-4"&gt;</text:p>
      <text:p text:style-name="P1"><text:s text:c="15"/>&lt;img class="img-circle" src="img/marcio torres.jpg" width="140" height="140"&gt;</text:p>
      <text:p text:style-name="P1"><text:s text:c="15"/>&lt;h2&gt;Márcio Josué Ramos Torres&lt;/h2&gt;</text:p>
      <text:p text:style-name="P1"><text:s text:c="15"/>&lt;p&gt;Esp. Engenharia de Sistemas - ESAB &lt;/p&gt;</text:p>
      <text:p text:style-name="P1"><text:s text:c="15"/>&lt;p&gt;marcio.torres@riogrande.ifrs.edu.br&lt;/p&gt;</text:p>
      <text:p text:style-name="P1"><text:s text:c="15"/>&lt;p&gt;&lt;a class="btn btn-default" target="_blank" href="http://lattes.cnpq.br/5273569193985246" role="button"&gt;Currículo Lattes&lt;/a&gt;&lt;/p&gt;</text:p>
      <text:p text:style-name="P1"><text:s text:c="12"/>&lt;/div&gt;</text:p>
      <text:p text:style-name="P1"><text:s text:c="12"/>&lt;!-- /.col-lg-4 --&gt;</text:p>
      <text:p text:style-name="P1"><text:s text:c="12"/>&lt;div class="col-lg-4"&gt;</text:p>
      <text:p text:style-name="P1"><text:s text:c="15"/>&lt;img class="img-circle" src="img/rafael betito.jpg" width="140" height="140"&gt;</text:p>
      <text:p text:style-name="P1"><text:s text:c="15"/>&lt;h2&gt;Rafael Betito&lt;/h2&gt;</text:p>
      <text:p text:style-name="P1"><text:s text:c="15"/>&lt;p&gt;Engenharia da Computação - FURG&lt;/p&gt;</text:p>
      <text:p text:style-name="P1"><text:s text:c="15"/>&lt;p&gt;rafael.betito@riogrande.ifrs.edu.br&lt;/p&gt;</text:p>
      <text:p text:style-name="P1"><text:s text:c="15"/>&lt;p&gt;&lt;a class="btn btn-default" target="_blank" href="http://lattes.cnpq.br/1713479316195726" role="button"&gt;Currículo Lattes&lt;/a&gt;&lt;/p&gt;</text:p>
      <text:p text:style-name="P1"><text:s text:c="12"/>&lt;/div&gt;</text:p>
      <text:p text:style-name="P1"><text:s text:c="9"/>&lt;/div&gt;</text:p>
      <text:p text:style-name="P1"><text:s text:c="9"/>&lt;!-- /.row --&gt;</text:p>
      <text:p text:style-name="P1"><text:s text:c="9"/>&lt;!-- FOOTER --&gt;</text:p>
      <text:p text:style-name="P1"><text:s text:c="6"/>&lt;/div&gt;</text:p>
      <text:p text:style-name="P1"><text:soft-page-break/><text:s text:c="6"/>&lt;!-- /.container --&gt;</text:p>
      <text:p text:style-name="P1"><text:s text:c="6"/>&lt;!-- Bootstrap core JavaScript</text:p>
      <text:p text:style-name="P1"><text:s text:c="9"/>================================================== --&gt;</text:p>
      <text:p text:style-name="P1"><text:s text:c="6"/>&lt;!-- Placed at the end of the document so the pages load faster --&gt;</text:p>
      <text:p text:style-name="P1"><text:s text:c="6"/>&lt;script src="https://ajax.googleapis.com/ajax/libs/jquery/1.12.4/jquery.min.js"&gt;&lt;/script&gt;</text:p>
      <text:p text:style-name="P1"><text:s text:c="6"/>&lt;script&gt;window.jQuery || document.write('&lt;script src="../../assets/js/vendor/jquery.min.js"&gt;&lt;\/script&gt;')&lt;/script&gt;</text:p>
      <text:p text:style-name="P1"><text:s text:c="6"/>&lt;script src="bootstrap-3.3.6-dist/js/bootstrap.min.js"&gt;&lt;/script&gt;</text:p>
      <text:p text:style-name="P1"><text:s text:c="3"/></text:p>
      <text:p text:style-name="P1">&lt;/div&gt;&lt;/div&gt;&lt;/doctype&gt;&lt;/body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1:59:12.777473478</meta:creation-date>
    <dc:date>2017-05-26T11:59:25.301582579</dc:date>
    <meta:editing-duration>PT13S</meta:editing-duration>
    <meta:editing-cycles>1</meta:editing-cycles>
    <meta:document-statistic meta:table-count="0" meta:image-count="0" meta:object-count="0" meta:page-count="2" meta:paragraph-count="56" meta:word-count="218" meta:character-count="2962" meta:non-whitespace-character-count="2363"/>
    <meta:generator>LibreOffice/5.1.6.2$Linux_X86_64 LibreOffice_project/10m0$Build-2</meta:generator>
  </office:meta>
</office:document-meta>
</file>